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6.911cm" style:rel-column-width="25161*"/>
    </style:style>
    <style:style style:name="Таблица1.B" style:family="table-column">
      <style:table-column-properties style:column-width="11.09cm" style:rel-column-width="40374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5" style:family="paragraph" style:parent-style-name="Standard">
      <style:text-properties officeooo:paragraph-rsid="00698a44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3d648" officeooo:paragraph-rsid="0073d648"/>
    </style:style>
    <style:style style:name="P17" style:family="paragraph" style:parent-style-name="Frame_20_contents">
      <style:paragraph-properties fo:text-align="justify" style:justify-single-word="false"/>
    </style:style>
    <style:style style:name="P18" style:family="paragraph" style:parent-style-name="Standard">
      <style:text-properties officeooo:paragraph-rsid="008c2d24"/>
    </style:style>
    <style:style style:name="P19" style:family="paragraph" style:parent-style-name="Standard">
      <style:text-properties officeooo:paragraph-rsid="00afcef8"/>
    </style:style>
    <style:style style:name="P20" style:family="paragraph" style:parent-style-name="Text_20_body">
      <style:text-properties officeooo:rsid="00954f77" officeooo:paragraph-rsid="00b63b4d"/>
    </style:style>
    <style:style style:name="P21" style:family="paragraph" style:parent-style-name="Text_20_body">
      <style:text-properties officeooo:rsid="00954f77" officeooo:paragraph-rsid="00b78793"/>
    </style:style>
    <style:style style:name="P22" style:family="paragraph" style:parent-style-name="Text_20_body">
      <style:text-properties officeooo:rsid="00954f77" officeooo:paragraph-rsid="00b7fc81"/>
    </style:style>
    <style:style style:name="P23" style:family="paragraph" style:parent-style-name="Text_20_body">
      <style:text-properties officeooo:rsid="00954f77" officeooo:paragraph-rsid="00b8250d"/>
    </style:style>
    <style:style style:name="P24" style:family="paragraph" style:parent-style-name="Text_20_body">
      <style:text-properties officeooo:rsid="00954f77" officeooo:paragraph-rsid="00ba4df7"/>
    </style:style>
    <style:style style:name="P25" style:family="paragraph" style:parent-style-name="Text_20_body">
      <style:text-properties officeooo:rsid="00954f77" officeooo:paragraph-rsid="00bbde5b"/>
    </style:style>
    <style:style style:name="P26" style:family="paragraph" style:parent-style-name="Text_20_body">
      <style:text-properties officeooo:rsid="00954f77" officeooo:paragraph-rsid="00bd09d2"/>
    </style:style>
    <style:style style:name="P27" style:family="paragraph" style:parent-style-name="Text_20_body">
      <style:text-properties officeooo:rsid="00954f77" officeooo:paragraph-rsid="00bd6680"/>
    </style:style>
    <style:style style:name="P28" style:family="paragraph" style:parent-style-name="Text_20_body">
      <style:text-properties officeooo:paragraph-rsid="00b63b4d"/>
    </style:style>
    <style:style style:name="P29" style:family="paragraph" style:parent-style-name="Text_20_body">
      <style:text-properties officeooo:paragraph-rsid="00b78793"/>
    </style:style>
    <style:style style:name="P30" style:family="paragraph" style:parent-style-name="Table_20_Contents">
      <style:paragraph-properties fo:text-align="center" style:justify-single-word="false"/>
      <style:text-properties officeooo:rsid="00b40753" officeooo:paragraph-rsid="00b40753" style:font-size-asian="10.5pt"/>
    </style:style>
    <style:style style:name="P31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698a44" officeooo:paragraph-rsid="00698a44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6c79b4"/>
    </style:style>
    <style:style style:name="P3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2dcd4"/>
    </style:style>
    <style:style style:name="P34" style:family="paragraph" style:parent-style-name="Heading_20_2">
      <style:paragraph-properties fo:margin-left="1.251cm" fo:margin-right="0cm" fo:margin-top="0cm" fo:margin-bottom="0.529cm" style:contextual-spacing="false" fo:text-indent="0cm" style:auto-text-indent="false" fo:break-before="page"/>
      <style:text-properties officeooo:rsid="00757d54" officeooo:paragraph-rsid="00757d54"/>
    </style:style>
    <style:style style:name="P35" style:family="paragraph" style:parent-style-name="Heading_20_2">
      <style:text-properties officeooo:rsid="007b3466" officeooo:paragraph-rsid="007b3466"/>
    </style:style>
    <style:style style:name="P36" style:family="paragraph" style:parent-style-name="Standard" style:list-style-name="L1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291cm"/>
        </style:tab-stops>
      </style:paragraph-properties>
    </style:style>
    <style:style style:name="P37" style:family="paragraph" style:parent-style-name="Standard" style:list-style-name="L1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0.291cm"/>
        </style:tab-stops>
      </style:paragraph-properties>
      <style:text-properties officeooo:paragraph-rsid="006c79b4"/>
    </style:style>
    <style:style style:name="P3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9" style:family="paragraph" style:parent-style-name="Text_20_body" style:list-style-name="L2">
      <style:text-properties officeooo:paragraph-rsid="0072af1f"/>
    </style:style>
    <style:style style:name="P40" style:family="paragraph" style:parent-style-name="Text_20_body">
      <style:text-properties fo:language="en" fo:country="US" officeooo:rsid="00946661" officeooo:paragraph-rsid="00b63b4d"/>
    </style:style>
    <style:style style:name="P41" style:family="paragraph" style:parent-style-name="Мой_20_код" style:list-style-name="Нумерация_20_кода"/>
    <style:style style:name="P42" style:family="paragraph" style:parent-style-name="Мой_20_код" style:list-style-name="Нумерация_20_кода">
      <style:text-properties fo:language="en" fo:country="US" officeooo:rsid="0086e617" officeooo:paragraph-rsid="0086e61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c79b4" style:font-style-asian="normal" style:font-style-complex="normal"/>
    </style:style>
    <style:style style:name="T4" style:family="text">
      <style:text-properties fo:font-style="normal" officeooo:rsid="00afcef8" style:font-style-asian="normal" style:font-style-complex="normal"/>
    </style:style>
    <style:style style:name="T5" style:family="text">
      <style:text-properties officeooo:rsid="00160dc7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8e42" style:font-weight-asian="bold" style:font-weight-complex="bold"/>
    </style:style>
    <style:style style:name="T10" style:family="text">
      <style:text-properties style:font-name="PT Astra Serif2" fo:font-size="18.3999996185303pt" fo:font-weight="bold" officeooo:rsid="00654c4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weight="bold" officeooo:rsid="006c79b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4pt" fo:language="ru" fo:country="RU" fo:font-style="normal" fo:font-weight="normal" officeooo:rsid="008c2d24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T14" style:family="text">
      <style:text-properties style:font-name="PT Astra Serif2" fo:font-size="14pt" fo:language="ru" fo:country="RU" fo:font-style="normal" fo:font-weight="normal" officeooo:rsid="008eb7d1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T15" style:family="text">
      <style:text-properties style:font-name="PT Astra Serif2" fo:font-size="14pt" fo:language="en" fo:country="US" fo:font-style="normal" fo:font-weight="normal" officeooo:rsid="008eb7d1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T16" style:family="text">
      <style:text-properties officeooo:rsid="00688aee"/>
    </style:style>
    <style:style style:name="T17" style:family="text">
      <style:text-properties officeooo:rsid="006d0a6d"/>
    </style:style>
    <style:style style:name="T18" style:family="text">
      <style:text-properties officeooo:rsid="0074c3ba"/>
    </style:style>
    <style:style style:name="T19" style:family="text">
      <style:text-properties fo:language="en" fo:country="US" officeooo:rsid="008c2d24"/>
    </style:style>
    <style:style style:name="T20" style:family="text">
      <style:text-properties fo:language="en" fo:country="US" officeooo:rsid="008d6dfa"/>
    </style:style>
    <style:style style:name="T21" style:family="text">
      <style:text-properties fo:language="en" fo:country="US" officeooo:rsid="00946661"/>
    </style:style>
    <style:style style:name="T22" style:family="text">
      <style:text-properties fo:language="en" fo:country="US" officeooo:rsid="0096e98c"/>
    </style:style>
    <style:style style:name="T23" style:family="text">
      <style:text-properties fo:language="en" fo:country="US" officeooo:rsid="009c2156"/>
    </style:style>
    <style:style style:name="T24" style:family="text">
      <style:text-properties fo:language="en" fo:country="US" officeooo:rsid="009dee8f"/>
    </style:style>
    <style:style style:name="T25" style:family="text">
      <style:text-properties fo:language="en" fo:country="US" officeooo:rsid="00a24980"/>
    </style:style>
    <style:style style:name="T26" style:family="text">
      <style:text-properties fo:language="en" fo:country="US" officeooo:rsid="00a3fce8"/>
    </style:style>
    <style:style style:name="T27" style:family="text">
      <style:text-properties fo:language="en" fo:country="US" officeooo:rsid="00a7417e"/>
    </style:style>
    <style:style style:name="T28" style:family="text">
      <style:text-properties fo:language="en" fo:country="US" officeooo:rsid="00a76894"/>
    </style:style>
    <style:style style:name="T29" style:family="text">
      <style:text-properties fo:language="en" fo:country="US" officeooo:rsid="00a7801a"/>
    </style:style>
    <style:style style:name="T30" style:family="text">
      <style:text-properties fo:language="en" fo:country="US" officeooo:rsid="00a80e85"/>
    </style:style>
    <style:style style:name="T31" style:family="text">
      <style:text-properties fo:language="en" fo:country="US" officeooo:rsid="00a9b3e6"/>
    </style:style>
    <style:style style:name="T32" style:family="text">
      <style:text-properties fo:language="en" fo:country="US" officeooo:rsid="00adff29"/>
    </style:style>
    <style:style style:name="T33" style:family="text">
      <style:text-properties fo:language="en" fo:country="US" officeooo:rsid="00af3be0"/>
    </style:style>
    <style:style style:name="T34" style:family="text">
      <style:text-properties fo:language="en" fo:country="US" officeooo:rsid="00b029c4"/>
    </style:style>
    <style:style style:name="T35" style:family="text">
      <style:text-properties fo:language="en" fo:country="US" officeooo:rsid="00b35b2e"/>
    </style:style>
    <style:style style:name="T36" style:family="text">
      <style:text-properties fo:language="ru" fo:country="RU" officeooo:rsid="0084d6b6"/>
    </style:style>
    <style:style style:name="T37" style:family="text">
      <style:text-properties fo:language="ru" fo:country="RU" officeooo:rsid="008c2d24"/>
    </style:style>
    <style:style style:name="T38" style:family="text">
      <style:text-properties fo:language="ru" fo:country="RU" officeooo:rsid="008d6dfa"/>
    </style:style>
    <style:style style:name="T39" style:family="text">
      <style:text-properties fo:language="ru" fo:country="RU" officeooo:rsid="00a24980"/>
    </style:style>
    <style:style style:name="T40" style:family="text">
      <style:text-properties fo:language="ru" fo:country="RU" officeooo:rsid="00a3fce8"/>
    </style:style>
    <style:style style:name="T41" style:family="text">
      <style:text-properties fo:language="ru" fo:country="RU" officeooo:rsid="00a76894"/>
    </style:style>
    <style:style style:name="T42" style:family="text">
      <style:text-properties fo:language="ru" fo:country="RU" officeooo:rsid="00a7801a"/>
    </style:style>
    <style:style style:name="T43" style:family="text">
      <style:text-properties fo:language="ru" fo:country="RU" officeooo:rsid="00a80e85"/>
    </style:style>
    <style:style style:name="T44" style:family="text">
      <style:text-properties fo:language="ru" fo:country="RU" officeooo:rsid="00a9b3e6"/>
    </style:style>
    <style:style style:name="T45" style:family="text">
      <style:text-properties fo:language="ru" fo:country="RU" officeooo:rsid="00a9e07f"/>
    </style:style>
    <style:style style:name="T46" style:family="text">
      <style:text-properties fo:language="ru" fo:country="RU" officeooo:rsid="00aaaac8"/>
    </style:style>
    <style:style style:name="T47" style:family="text">
      <style:text-properties fo:language="ru" fo:country="RU" officeooo:rsid="00ad486e"/>
    </style:style>
    <style:style style:name="T48" style:family="text">
      <style:text-properties fo:language="ru" fo:country="RU" officeooo:rsid="00adff29"/>
    </style:style>
    <style:style style:name="T49" style:family="text">
      <style:text-properties fo:language="ru" fo:country="RU" officeooo:rsid="00b029c4"/>
    </style:style>
    <style:style style:name="T50" style:family="text">
      <style:text-properties fo:language="ru" fo:country="RU" officeooo:rsid="00b35b2e"/>
    </style:style>
    <style:style style:name="T51" style:family="text">
      <style:text-properties fo:language="ru" fo:country="RU" officeooo:rsid="00b8250d"/>
    </style:style>
    <style:style style:name="T52" style:family="text">
      <style:text-properties fo:language="ru" fo:country="RU" officeooo:rsid="00b9a8a1"/>
    </style:style>
    <style:style style:name="T53" style:family="text">
      <style:text-properties officeooo:rsid="008c2d24"/>
    </style:style>
    <style:style style:name="T54" style:family="text">
      <style:text-properties fo:font-size="14pt" fo:language="ru" fo:country="RU" officeooo:rsid="008c2d24" style:font-size-asian="14pt" style:font-size-complex="14pt"/>
    </style:style>
    <style:style style:name="T55" style:family="text">
      <style:text-properties officeooo:rsid="00a7801a"/>
    </style:style>
    <style:style style:name="T56" style:family="text">
      <style:text-properties officeooo:rsid="00a8bd66"/>
    </style:style>
    <style:style style:name="T57" style:family="text">
      <style:text-properties officeooo:rsid="00a9b3e6"/>
    </style:style>
    <style:style style:name="T58" style:family="text">
      <style:text-properties officeooo:rsid="00adff29"/>
    </style:style>
    <style:style style:name="T59" style:family="text">
      <style:text-properties officeooo:rsid="00c4de3b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>
        <style:columns fo:column-count="1" fo:column-gap="0cm"/>
      </style:graphic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8">Министерство образования, науки и молодежной политики</text:p>
      <text:p text:style-name="P5">Краснодарского края</text:p>
      <text:p text:style-name="P14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10">ЛАБОРАТОРНАЯ РАБОТА №<text:span text:style-name="T16">3</text:span></text:p>
      <text:p text:style-name="Заголовок_20_2_20_титул">по теме:</text:p>
      <text:h text:style-name="P31" text:outline-level="1">Перегрузка <text:span text:style-name="T17">методов и </text:span>операций</text:h>
      <text:p text:style-name="Заголовок_20_2_20_титул"/>
      <text:p text:style-name="P7"><text:span text:style-name="T8">Выполн</text:span><text:span text:style-name="T9">ил:</text:span><text:span text:style-name="T6"> </text:span></text:p>
      <text:p text:style-name="P7"><text:span text:style-name="T7">студент ЕПК,</text:span> <text:span text:style-name="T7">группа</text:span> <text:span text:style-name="T36">И-22</text:span></text:p>
      <text:p text:style-name="P16">Синицын М.В.</text:p>
      <text:p text:style-name="P8"/>
      <text:p text:style-name="P11"><text:span text:style-name="T7">Проверил</text:span>:</text:p>
      <text:p text:style-name="P6"><text:span text:style-name="T7">преподаватель</text:span><text:span text:style-name="T5"> </text:span><text:span text:style-name="T18">Разработки программных модулей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12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32" text:outline-level="2"><text:soft-page-break/><text:span text:style-name="Emphasis"><text:span text:style-name="T11">Содержание отчета</text:span></text:span></text:h>
      <text:list text:style-name="L1">
        <text:list-item>
          <text:p text:style-name="P36"><text:span text:style-name="Emphasis"><text:span text:style-name="T1">Постановка </text:span></text:span><text:span text:style-name="Emphasis"><text:span text:style-name="T3">задачи</text:span></text:span></text:p>
        </text:list-item>
        <text:list-item>
          <text:p text:style-name="P37"><text:span text:style-name="Emphasis"><text:span text:style-name="T3">Описание классов, полей и методов (оформить в виде таблицы)</text:span></text:span></text:p>
        </text:list-item>
        <text:list-item>
          <text:p text:style-name="P37"><text:span text:style-name="Emphasis"><text:span text:style-name="T3">Кодирование (классы должны быть выведены в отдельный файл). Необходимо представить исходный код файла с классами и файла Program.cs</text:span></text:span></text:p>
        </text:list-item>
        <text:list-item>
          <text:p text:style-name="P37"><text:span text:style-name="Emphasis"><text:span text:style-name="T3">Демонстрация ввода и вывода данных в консоли</text:span></text:span></text:p>
        </text:list-item>
        <text:list-item>
          <text:p text:style-name="P37"><text:span text:style-name="Emphasis"><text:span text:style-name="T3">Описание алгоритма</text:span></text:span></text:p>
        </text:list-item>
        <text:list-item>
          <text:p text:style-name="P37"><text:span text:style-name="Emphasis"><text:span text:style-name="T3">Выводы. Рекомендации по усовершенствованию алгоритма программы</text:span></text:span></text:p>
        </text:list-item>
      </text:list>
      <text:h text:style-name="P33" text:outline-level="2" text:is-list-header="true"><text:span text:style-name="Emphasis"><text:span text:style-name="T12">Постановка зада</text:span></text:span><text:span text:style-name="Emphasis"><text:span text:style-name="T10">чи</text:span></text:span></text:h>
      <text:list text:style-name="L2">
        <text:list-header>
          <text:p text:style-name="P39"><text:span text:style-name="Emphasis"><text:span text:style-name="T3">Разработать классы Point (точка на плоскости) и Points (множество точек на плоскости). Перегрузить операции +(точка), -(точка) – смещение множества на заданный вектор, *(скаляр) — для точки и для множества, == - для точки и для множества, != - для точки и для множества.</text:span></text:span></text:p>
        </text:list-header>
      </text:list>
      <text:h text:style-name="P34" text:outline-level="2">Описание классов, полей и методов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0">Метод, поле, клас<text:span text:style-name="T59">с</text:span></text:p>
          </table:table-cell>
          <table:table-cell table:style-name="Таблица1.B1" office:value-type="string">
            <text:p text:style-name="P30">Описание</text:p>
          </table:table-cell>
        </table:table-row>
        <table:table-row>
          <table:table-cell table:style-name="Таблица1.A2" office:value-type="string">
            <text:p text:style-name="P28">Point<text:span text:style-name="T21">{}</text:span></text:p>
          </table:table-cell>
          <table:table-cell table:style-name="Таблица1.B2" office:value-type="string">
            <text:p text:style-name="P29"><text:span text:style-name="T39">Класс в котором реализуются свойства точки(координаты по </text:span><text:span text:style-name="T25">X </text:span><text:span text:style-name="T39">и </text:span><text:span text:style-name="T25">Y)</text:span><text:span text:style-name="T46">,</text:span><text:span text:style-name="T25"> </text:span><text:span text:style-name="T39">а также реализованы перегрузки операций для экземпляров данного класса</text:span></text:p>
          </table:table-cell>
        </table:table-row>
        <table:table-row>
          <table:table-cell table:style-name="Таблица1.A2" office:value-type="string">
            <text:p text:style-name="P28"><text:span text:style-name="T39">Point</text:span><text:span text:style-name="T34">()</text:span></text:p>
          </table:table-cell>
          <table:table-cell table:style-name="Таблица1.B2" office:value-type="string">
            <text:p text:style-name="P29"><text:span text:style-name="T49">конструктор </text:span><text:span text:style-name="T50">класса </text:span><text:span text:style-name="T35">Point</text:span></text:p>
          </table:table-cell>
        </table:table-row>
        <table:table-row>
          <table:table-cell table:style-name="Таблица1.A2" office:value-type="string">
            <text:p text:style-name="P40">X</text:p>
          </table:table-cell>
          <table:table-cell table:style-name="Таблица1.B2" office:value-type="string">
            <text:p text:style-name="P21"><text:span text:style-name="T40">поле класса </text:span><text:span text:style-name="T26">Point </text:span><text:span text:style-name="T40">отвечает за координату точки по оси </text:span><text:span text:style-name="T26">X</text:span></text:p>
          </table:table-cell>
        </table:table-row>
        <table:table-row>
          <table:table-cell table:style-name="Таблица1.A2" office:value-type="string">
            <text:p text:style-name="P40">Y</text:p>
          </table:table-cell>
          <table:table-cell table:style-name="Таблица1.B2" office:value-type="string">
            <text:p text:style-name="P22"><text:span text:style-name="T40">поле класса </text:span><text:span text:style-name="T26">Point </text:span><text:span text:style-name="T40">отвечает за координату точки по оси </text:span><text:span text:style-name="T27">Y</text:span></text:p>
          </table:table-cell>
        </table:table-row>
        <table:table-row>
          <table:table-cell table:style-name="Таблица1.A2" office:value-type="string">
            <text:p text:style-name="P20"><text:span text:style-name="T21">Point operator</text:span><text:span text:style-name="T22"> +,-,*,!=,== -</text:span></text:p>
          </table:table-cell>
          <table:table-cell table:style-name="Таблица1.B2" office:value-type="string">
            <text:p text:style-name="P23"><text:span text:style-name="T41">методы класса </text:span><text:span text:style-name="T28">Point </text:span><text:span text:style-name="T41">для перегрузки операций</text:span><text:span text:style-name="T51">ы</text:span></text:p>
          </table:table-cell>
        </table:table-row>
        <table:table-row>
          <table:table-cell table:style-name="Таблица1.A2" office:value-type="string">
            <text:p text:style-name="P20">Equals</text:p>
          </table:table-cell>
          <table:table-cell table:style-name="Таблица1.B2" office:value-type="string">
            <text:p text:style-name="P23"><text:span text:style-name="T55">метод для проверки на равенство двух объекто</text:span><text:span text:style-name="T56">в</text:span><text:span text:style-name="T55">(переопределяется в классе </text:span><text:span text:style-name="T29">point </text:span><text:span text:style-name="T42">для корректной перегрузки оператора !</text:span><text:span text:style-name="T29">=</text:span><text:span text:style-name="T43">, аналогично переопред</text:span><text:span text:style-name="T52">е</text:span><text:span text:style-name="T43">лён в классе </text:span><text:span text:style-name="T30">Points)</text:span></text:p>
          </table:table-cell>
        </table:table-row>
        <table:table-row>
          <table:table-cell table:style-name="Таблица1.A2" office:value-type="string">
            <text:p text:style-name="P20">GetHashCode </text:p>
          </table:table-cell>
          <table:table-cell table:style-name="Таблица1.B2" office:value-type="string">
            <text:p text:style-name="P24"><text:span text:style-name="T55">метод для проверки на равенство двух объекто</text:span><text:span text:style-name="T56">в </text:span><text:span text:style-name="T57">по их хешу, также переопределён в классах </text:span><text:span text:style-name="T31">Point </text:span><text:span text:style-name="T44">и </text:span><text:span text:style-name="T31">Points</text:span><text:span text:style-name="T44">, нужен для корректной работы коллекций(более эффективной)</text:span></text:p>
          </table:table-cell>
        </table:table-row>
        <table:table-row>
          <table:table-cell table:style-name="Таблица1.A2" office:value-type="string">
            <text:p text:style-name="P20">Points{<text:span text:style-name="T23">}</text:span></text:p>
          </table:table-cell>
          <table:table-cell table:style-name="Таблица1.B2" office:value-type="string">
            <text:p text:style-name="P25"><text:span text:style-name="T45">Класс в котором реализуются свойтсва множества точек</text:span><text:span text:style-name="T47">, </text:span><text:span text:style-name="T39">а также реализованы перегрузки операций для экземпляров данного класса</text:span></text:p>
          </table:table-cell>
        </table:table-row>
        <table:table-row>
          <table:table-cell table:style-name="Таблица1.A2" office:value-type="string">
            <text:p text:style-name="P20">List&lt;Point&gt; PointList</text:p>
          </table:table-cell>
          <table:table-cell table:style-name="Таблица1.B2" office:value-type="string">
            <text:p text:style-name="P26"><text:span text:style-name="T58">коллекция хранения точек(экземпляров класса </text:span><text:span text:style-name="T32">Point)</text:span><text:span text:style-name="T48">, служит для создания множества</text:span></text:p>
          </table:table-cell>
        </table:table-row>
        <table:table-row>
          <table:table-cell table:style-name="Таблица1.A2" office:value-type="string">
            <text:p text:style-name="P20"><text:span text:style-name="T21">Point</text:span><text:span text:style-name="T24">s</text:span><text:span text:style-name="T21"> operator</text:span><text:span text:style-name="T22"> +,-,*,!=,==</text:span></text:p>
          </table:table-cell>
          <table:table-cell table:style-name="Таблица1.B2" office:value-type="string">
            <text:p text:style-name="P27"><text:span text:style-name="T41">методы класса Point</text:span><text:span text:style-name="T33">s</text:span><text:span text:style-name="T28"> </text:span><text:span text:style-name="T41">для перегрузки операций</text:span></text:p>
          </table:table-cell>
        </table:table-row>
      </table:table>
      <text:h text:style-name="Heading_20_2" text:outline-level="2" text:is-list-header="true"><text:soft-page-break/>Исходный код программы</text:h>
      <text:p text:style-name="Text_20_body"><draw:frame draw:style-name="fr2" draw:name="Врезка1" text:anchor-type="paragraph" svg:width="17.971cm" draw:z-index="0"><draw:text-box fo:min-height="0.259cm"><text:p text:style-name="P17"/><text:p text:style-name="Листинг">Листинг <text:sequence text:ref-name="refЛистинг0" text:name="Листинг" text:formula="ooow:Листинг+1" style:num-format="1">1</text:sequence>.Пространство имён Cords с классами Point и Points</text:p></draw:text-box></draw:frame></text:p>
      <text:p text:style-name="Standard"/>
      <text:list text:style-name="Нумерация_20_кода">
        <text:list-item>
          <text:p text:style-name="P41">namespace Cords{</text:p>
        </text:list-item>
        <text:list-item>
          <text:p text:style-name="P41"><text:s text:c="4"/>class Point{</text:p>
        </text:list-item>
        <text:list-item>
          <text:p text:style-name="P41"><text:s text:c="8"/>protected internal int X { get; set; }</text:p>
        </text:list-item>
        <text:list-item>
          <text:p text:style-name="P41"><text:s text:c="8"/>protected internal int Y { get; set; }</text:p>
        </text:list-item>
        <text:list-item>
          <text:p text:style-name="P41"><text:s text:c="8"/>public Point(int x, int y){</text:p>
        </text:list-item>
        <text:list-item>
          <text:p text:style-name="P41"><text:s text:c="12"/>X = x;</text:p>
        </text:list-item>
        <text:list-item>
          <text:p text:style-name="P41"><text:s text:c="12"/>Y = y;</text:p>
        </text:list-item>
        <text:list-item>
          <text:p text:style-name="P41"><text:s text:c="8"/>}</text:p>
        </text:list-item>
        <text:list-item>
          <text:p text:style-name="P41"><text:s text:c="8"/>public static Point operator +(Point p1, Point p2){</text:p>
        </text:list-item>
        <text:list-item>
          <text:p text:style-name="P41"><text:s text:c="12"/>return new Point(p1.X + p2.X, p1.Y + p2.Y);</text:p>
        </text:list-item>
        <text:list-item>
          <text:p text:style-name="P41"><text:s text:c="8"/>}</text:p>
        </text:list-item>
        <text:list-item>
          <text:p text:style-name="P41"/>
        </text:list-item>
        <text:list-item>
          <text:p text:style-name="P41"><text:s text:c="8"/>public static Point operator -(Point p1, Point p2){</text:p>
        </text:list-item>
        <text:list-item>
          <text:p text:style-name="P41"><text:s text:c="12"/>return new Point(p1.X - p2.X, p1.Y - p2.Y);</text:p>
        </text:list-item>
        <text:list-item>
          <text:p text:style-name="P41"><text:s text:c="8"/>}</text:p>
        </text:list-item>
        <text:list-item>
          <text:p text:style-name="P41"/>
        </text:list-item>
        <text:list-item>
          <text:p text:style-name="P41"><text:s text:c="8"/>public static Point operator *(Point p, int scalar){</text:p>
        </text:list-item>
        <text:list-item>
          <text:p text:style-name="P41"><text:s text:c="12"/>return new Point(p.X * scalar, p.Y * scalar);</text:p>
        </text:list-item>
        <text:list-item>
          <text:p text:style-name="P41"><text:s text:c="8"/>}</text:p>
        </text:list-item>
        <text:list-item>
          <text:p text:style-name="P41"/>
        </text:list-item>
        <text:list-item>
          <text:p text:style-name="P41"><text:s text:c="8"/>public static bool operator ==(Point p1, Point p2){</text:p>
        </text:list-item>
        <text:list-item>
          <text:p text:style-name="P41"><text:s text:c="12"/>return p1.X == p2.X &amp;&amp; p1.Y == p2.Y;</text:p>
        </text:list-item>
        <text:list-item>
          <text:p text:style-name="P41"><text:s text:c="8"/>}</text:p>
        </text:list-item>
        <text:list-item>
          <text:p text:style-name="P41"/>
        </text:list-item>
        <text:list-item>
          <text:p text:style-name="P41"><text:s text:c="8"/>public static bool operator !=(Point p1, Point p2){</text:p>
        </text:list-item>
        <text:list-item>
          <text:p text:style-name="P41"><text:s text:c="12"/>return !(p1 == p2);</text:p>
        </text:list-item>
        <text:list-item>
          <text:p text:style-name="P41"><text:s text:c="8"/>}</text:p>
        </text:list-item>
        <text:list-item>
          <text:p text:style-name="P41"><text:s text:c="8"/>public override bool Equals(object obj){</text:p>
        </text:list-item>
        <text:list-item>
          <text:p text:style-name="P41"><text:s text:c="8"/>if (obj is Point){</text:p>
        </text:list-item>
        <text:list-item>
          <text:p text:style-name="P41"><text:s text:c="12"/>Point other = (Point)obj;</text:p>
        </text:list-item>
        <text:list-item>
          <text:p text:style-name="P41"><text:s text:c="12"/>return this == other;</text:p>
        </text:list-item>
        <text:list-item>
          <text:p text:style-name="P41"><text:s text:c="8"/>}</text:p>
        </text:list-item>
        <text:list-item>
          <text:p text:style-name="P41"><text:s text:c="8"/>return false;</text:p>
        </text:list-item>
        <text:list-item>
          <text:p text:style-name="P41"><text:soft-page-break/><text:s text:c="8"/>}</text:p>
        </text:list-item>
        <text:list-item>
          <text:p text:style-name="P41"/>
        </text:list-item>
        <text:list-item>
          <text:p text:style-name="P41"><text:s text:c="8"/>public override int GetHashCode(){</text:p>
        </text:list-item>
        <text:list-item>
          <text:p text:style-name="P41"><text:s text:c="12"/>return HashCode.Combine(X, Y);</text:p>
        </text:list-item>
        <text:list-item>
          <text:p text:style-name="P41"><text:s text:c="8"/>}</text:p>
        </text:list-item>
        <text:list-item>
          <text:p text:style-name="P41"><text:s text:c="4"/>}</text:p>
        </text:list-item>
        <text:list-item>
          <text:p text:style-name="P41"><text:s text:c="4"/>class Points{</text:p>
        </text:list-item>
        <text:list-item>
          <text:p text:style-name="P41"><text:s text:c="4"/>protected internal List&lt;Point&gt; PointList { get; }</text:p>
        </text:list-item>
        <text:list-item>
          <text:p text:style-name="P41"/>
        </text:list-item>
        <text:list-item>
          <text:p text:style-name="P41"><text:s text:c="4"/>public Points(){</text:p>
        </text:list-item>
        <text:list-item>
          <text:p text:style-name="P41"><text:s text:c="8"/>PointList = new List&lt;Point&gt;()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><text:s text:c="4"/>public Points(List&lt;Point&gt; points){</text:p>
        </text:list-item>
        <text:list-item>
          <text:p text:style-name="P41"><text:s text:c="8"/>PointList = points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/>
        </text:list-item>
        <text:list-item>
          <text:p text:style-name="P41"><text:s text:c="4"/>public static Points operator +(Points points, Point vector){</text:p>
        </text:list-item>
        <text:list-item>
          <text:p text:style-name="P41"><text:s text:c="8"/>List&lt;Point&gt; newPoints = new List&lt;Point&gt;();</text:p>
        </text:list-item>
        <text:list-item>
          <text:p text:style-name="P41"><text:s text:c="8"/>foreach (var point in points.PointList)</text:p>
        </text:list-item>
        <text:list-item>
          <text:p text:style-name="P41"><text:s text:c="8"/>{</text:p>
        </text:list-item>
        <text:list-item>
          <text:p text:style-name="P41"><text:s text:c="12"/>newPoints.Add(point + vector);</text:p>
        </text:list-item>
        <text:list-item>
          <text:p text:style-name="P41"><text:s text:c="8"/>}</text:p>
        </text:list-item>
        <text:list-item>
          <text:p text:style-name="P41"><text:s text:c="8"/>return new Points(newPoints)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><text:s text:c="4"/>public static Points operator -(Points points, Point vector){</text:p>
        </text:list-item>
        <text:list-item>
          <text:p text:style-name="P41"><text:s text:c="8"/>List&lt;Point&gt; newPoints = new List&lt;Point&gt;();</text:p>
        </text:list-item>
        <text:list-item>
          <text:p text:style-name="P41"><text:s text:c="8"/>foreach (var point in points.PointList)</text:p>
        </text:list-item>
        <text:list-item>
          <text:p text:style-name="P41"><text:s text:c="8"/>{</text:p>
        </text:list-item>
        <text:list-item>
          <text:p text:style-name="P41"><text:s text:c="12"/>newPoints.Add(point - vector);</text:p>
        </text:list-item>
        <text:list-item>
          <text:p text:style-name="P41"><text:s text:c="8"/>}</text:p>
        </text:list-item>
        <text:list-item>
          <text:p text:style-name="P41"><text:s text:c="8"/>return new Points(newPoints)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><text:soft-page-break/><text:s text:c="4"/>public static Points operator *(Points points, int scalar){</text:p>
        </text:list-item>
        <text:list-item>
          <text:p text:style-name="P41"><text:s text:c="8"/>List&lt;Point&gt; newPoints = new List&lt;Point&gt;();</text:p>
        </text:list-item>
        <text:list-item>
          <text:p text:style-name="P41"><text:s text:c="8"/>foreach (var point in points.PointList)</text:p>
        </text:list-item>
        <text:list-item>
          <text:p text:style-name="P41"><text:s text:c="8"/>{</text:p>
        </text:list-item>
        <text:list-item>
          <text:p text:style-name="P41"><text:s text:c="12"/>newPoints.Add(point * scalar);</text:p>
        </text:list-item>
        <text:list-item>
          <text:p text:style-name="P41"><text:s text:c="8"/>}</text:p>
        </text:list-item>
        <text:list-item>
          <text:p text:style-name="P41"><text:s text:c="8"/>return new Points(newPoints)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><text:s text:c="4"/>public static bool operator ==(Points points1, Points points2){</text:p>
        </text:list-item>
        <text:list-item>
          <text:p text:style-name="P41"/>
        </text:list-item>
        <text:list-item>
          <text:p text:style-name="P41"><text:s text:c="8"/>if (points1.PointList.Count != points2.PointList.Count)</text:p>
        </text:list-item>
        <text:list-item>
          <text:p text:style-name="P41"><text:s text:c="12"/>return false;</text:p>
        </text:list-item>
        <text:list-item>
          <text:p text:style-name="P41"/>
        </text:list-item>
        <text:list-item>
          <text:p text:style-name="P41"><text:s text:c="8"/>for (int i = 0; i &lt; points1.PointList.Count; i++){</text:p>
        </text:list-item>
        <text:list-item>
          <text:p text:style-name="P41"><text:s text:c="12"/>if (points1.PointList[i] != points2.PointList[i])</text:p>
        </text:list-item>
        <text:list-item>
          <text:p text:style-name="P41"><text:s text:c="16"/>return false;</text:p>
        </text:list-item>
        <text:list-item>
          <text:p text:style-name="P41"><text:s text:c="8"/>}</text:p>
        </text:list-item>
        <text:list-item>
          <text:p text:style-name="P41"><text:s text:c="8"/>return true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><text:s text:c="4"/>public static bool operator !=(Points points1, Points points2){</text:p>
        </text:list-item>
        <text:list-item>
          <text:p text:style-name="P41"><text:s text:c="8"/>return !(points1 == points2)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/>
        </text:list-item>
        <text:list-item>
          <text:p text:style-name="P41"><text:s text:c="4"/>public override bool Equals(object obj){</text:p>
        </text:list-item>
        <text:list-item>
          <text:p text:style-name="P41"><text:s text:c="8"/>if (obj is Points){</text:p>
        </text:list-item>
        <text:list-item>
          <text:p text:style-name="P41"><text:s text:c="12"/>Points other = (Points)obj;</text:p>
        </text:list-item>
        <text:list-item>
          <text:p text:style-name="P41"><text:s text:c="12"/>return this == other;</text:p>
        </text:list-item>
        <text:list-item>
          <text:p text:style-name="P41"><text:s text:c="8"/>}</text:p>
        </text:list-item>
        <text:list-item>
          <text:p text:style-name="P41"><text:s text:c="8"/>return false;</text:p>
        </text:list-item>
        <text:list-item>
          <text:p text:style-name="P41"><text:s text:c="4"/>}</text:p>
        </text:list-item>
        <text:list-item>
          <text:p text:style-name="P41"/>
        </text:list-item>
        <text:list-item>
          <text:p text:style-name="P41"><text:s text:c="4"/>public override int GetHashCode(){</text:p>
        </text:list-item>
        <text:list-item>
          <text:p text:style-name="P41"><text:s text:c="8"/>return PointList.GetHashCode();</text:p>
        </text:list-item>
        <text:list-item>
          <text:p text:style-name="P41"><text:soft-page-break/><text:s text:c="4"/>}</text:p>
        </text:list-item>
        <text:list-item>
          <text:p text:style-name="P41"><text:s/>} </text:p>
        </text:list-item>
        <text:list-item>
          <text:p text:style-name="P41">}</text:p>
        </text:list-item>
      </text:list>
      <text:p text:style-name="Standard"><draw:frame draw:style-name="fr1" draw:name="Врезка2" text:anchor-type="paragraph" svg:width="17.971cm" draw:z-index="1"><draw:text-box fo:min-height="0.259cm"><text:p text:style-name="Frame_20_contents"/><text:p text:style-name="Листинг">Листинг <text:sequence text:ref-name="refЛистинг1" text:name="Листинг" text:formula="ooow:Листинг+1" style:num-format="1">2</text:sequence>.Основная программа</text:p></draw:text-box></draw:frame></text:p>
      <text:list text:continue-numbering="true" text:style-name="Нумерация_20_кода">
        <text:list-item text:start-value="1">
          <text:p text:style-name="P41">using Cords;</text:p>
        </text:list-item>
        <text:list-item>
          <text:p text:style-name="P41">class Program</text:p>
        </text:list-item>
        <text:list-item>
          <text:p text:style-name="P41">{</text:p>
        </text:list-item>
        <text:list-item>
          <text:p text:style-name="P41"><text:s text:c="4"/>static void Main()</text:p>
        </text:list-item>
        <text:list-item>
          <text:p text:style-name="P41"><text:s text:c="4"/>{</text:p>
        </text:list-item>
        <text:list-item>
          <text:p text:style-name="P41"><text:s text:c="8"/>Point p1 = new (1, 2);</text:p>
        </text:list-item>
        <text:list-item>
          <text:p text:style-name="P41"><text:s text:c="8"/>Point p2 = new (3, 4);</text:p>
        </text:list-item>
        <text:list-item>
          <text:p text:style-name="P41"/>
        </text:list-item>
        <text:list-item>
          <text:p text:style-name="P41"><text:s text:c="8"/>Console.WriteLine("Point p1: " + p1.X + ", " + p1.Y);</text:p>
        </text:list-item>
        <text:list-item>
          <text:p text:style-name="P41"><text:s text:c="8"/>Console.WriteLine("Point p2: " + p2.X + ", " + p2.Y);</text:p>
        </text:list-item>
        <text:list-item>
          <text:p text:style-name="P41"/>
        </text:list-item>
        <text:list-item>
          <text:p text:style-name="P41"><text:s text:c="8"/>Point p3 = p1 + p2;</text:p>
        </text:list-item>
        <text:list-item>
          <text:p text:style-name="P41"><text:s text:c="8"/>Console.WriteLine("p1 + p2: " + p3.X + ", " + p3.Y);</text:p>
        </text:list-item>
        <text:list-item>
          <text:p text:style-name="P41"/>
        </text:list-item>
        <text:list-item>
          <text:p text:style-name="P41"><text:s text:c="8"/>Point p4 = p1 - p2;</text:p>
        </text:list-item>
        <text:list-item>
          <text:p text:style-name="P41"><text:s text:c="8"/>Console.WriteLine("p1 - p2: " + p4.X + ", " + p4.Y);</text:p>
        </text:list-item>
        <text:list-item>
          <text:p text:style-name="P41"/>
        </text:list-item>
        <text:list-item>
          <text:p text:style-name="P41"><text:s text:c="8"/>Point p5 = p1 * 2;</text:p>
        </text:list-item>
        <text:list-item>
          <text:p text:style-name="P41"><text:s text:c="8"/>Console.WriteLine("p1 * 2: " + p5.X + ", " + p5.Y);</text:p>
        </text:list-item>
        <text:list-item>
          <text:p text:style-name="P41"/>
        </text:list-item>
        <text:list-item>
          <text:p text:style-name="P41"><text:s text:c="8"/>Console.WriteLine("p1 == p2: " + (p1 == p2));</text:p>
        </text:list-item>
        <text:list-item>
          <text:p text:style-name="P41"><text:s text:c="8"/>Console.WriteLine("p1 != p2: " + (p1 != p2));</text:p>
        </text:list-item>
        <text:list-item>
          <text:p text:style-name="P41"/>
        </text:list-item>
        <text:list-item>
          <text:p text:style-name="P41"><text:s text:c="8"/>Points points1 = new Points(new List&lt;Point&gt; { new Point(1, 2), new Point(3, 4) });</text:p>
        </text:list-item>
        <text:list-item>
          <text:p text:style-name="P41"><text:s text:c="8"/>Points points2 = new Points(new List&lt;Point&gt; { new Point(1, 2), new Point(3, 4) });</text:p>
        </text:list-item>
        <text:list-item>
          <text:p text:style-name="P41"/>
        </text:list-item>
        <text:list-item>
          <text:p text:style-name="P41"><text:s text:c="8"/>Console.WriteLine("Points points1 == points2: " + (points1 == points2));</text:p>
        </text:list-item>
        <text:list-item>
          <text:p text:style-name="P41"><text:soft-page-break/><text:s text:c="8"/>Console.WriteLine("Points points1 != points2: " + (points1 != points2));</text:p>
        </text:list-item>
        <text:list-item>
          <text:p text:style-name="P41"/>
        </text:list-item>
        <text:list-item>
          <text:p text:style-name="P41"><text:s text:c="8"/>Points points3 = points1 + new Point(1, 1);</text:p>
        </text:list-item>
        <text:list-item>
          <text:p text:style-name="P41"><text:s text:c="8"/>Console.WriteLine("points1 + (1, 1):");</text:p>
        </text:list-item>
        <text:list-item>
          <text:p text:style-name="P41"><text:s text:c="8"/>foreach (var point in points3.PointList){</text:p>
        </text:list-item>
        <text:list-item>
          <text:p text:style-name="P41"><text:s text:c="12"/>Console.WriteLine(point.X + ", " + point.Y);</text:p>
        </text:list-item>
        <text:list-item>
          <text:p text:style-name="P41"><text:s text:c="8"/>}</text:p>
        </text:list-item>
        <text:list-item>
          <text:p text:style-name="P41"/>
        </text:list-item>
        <text:list-item>
          <text:p text:style-name="P41"><text:s text:c="4"/>}</text:p>
        </text:list-item>
        <text:list-item>
          <text:p text:style-name="P42">}</text:p>
        </text:list-item>
      </text:list>
      <text:h text:style-name="P35" text:outline-level="2">Демонстрация ввода и вывода данных </text:h>
      <text:p text:style-name="Вывод_20_текст_20_в_20_консоли">Point p1: 1, 2</text:p>
      <text:p text:style-name="Вывод_20_текст_20_в_20_консоли">Point p2: 3, 4</text:p>
      <text:p text:style-name="Вывод_20_текст_20_в_20_консоли">p1 + p2: 4, 6</text:p>
      <text:p text:style-name="Вывод_20_текст_20_в_20_консоли">p1 - p2: -2, -2</text:p>
      <text:p text:style-name="Вывод_20_текст_20_в_20_консоли">p1 * 2: 2, 4</text:p>
      <text:p text:style-name="Вывод_20_текст_20_в_20_консоли">p1 == p2: False</text:p>
      <text:p text:style-name="Вывод_20_текст_20_в_20_консоли">p1 != p2: True</text:p>
      <text:p text:style-name="Вывод_20_текст_20_в_20_консоли">Points points1 == points2: True</text:p>
      <text:p text:style-name="Вывод_20_текст_20_в_20_консоли">Points points1 != points2: False</text:p>
      <text:p text:style-name="Вывод_20_текст_20_в_20_консоли">points1 + (1, 1):</text:p>
      <text:p text:style-name="Вывод_20_текст_20_в_20_консоли">2, 3</text:p>
      <text:p text:style-name="Вывод_20_текст_20_в_20_консоли">4, 5</text:p>
      <text:h text:style-name="Heading_20_2" text:outline-level="2">Описание алгоритма</text:h>
      <text:p text:style-name="P15"/>
      <text:p text:style-name="P18"><text:span text:style-name="T53">Программа разделена на две часть </text:span><text:span text:style-name="T19">Program.cs </text:span><text:span text:style-name="T37">и </text:span><text:span text:style-name="T19">Cord.cs .</text:span><text:span text:style-name="T38">В</text:span><text:span text:style-name="T37"> файле</text:span><text:span text:style-name="T19"> </text:span><text:span text:style-name="T37">Cord.</text:span><text:span text:style-name="T20">cs</text:span><text:span text:style-name="T19"> </text:span><text:span text:style-name="T37">находится одноимённое пространство имён в котором находится два класса </text:span><text:span text:style-name="T19">Point  </text:span><text:span text:style-name="T37">и </text:span><text:span text:style-name="T19">Points. </text:span><text:span text:style-name="T37">Внутри них находится реализации точки и множества точек, а также перегрузки операций для удобного взаимодействия </text:span><text:span text:style-name="T54">об</text:span><text:span text:style-name="Emphasis"><text:span text:style-name="T13">ъектов данных классов. </text:span></text:span><text:span text:style-name="Emphasis"><text:span text:style-name="T14">В файле </text:span></text:span><text:span text:style-name="Emphasis"><text:span text:style-name="T15">Program.cs </text:span></text:span><text:span text:style-name="Emphasis"><text:span text:style-name="T14">объявляются экземпляры данных классов с уже заданными значениями и производятся действия с помощью перегруженных операций над этими объектами</text:span></text:span></text:p>
      <text:p text:style-name="P18"><text:span text:style-name="Emphasis"><text:span text:style-name="T14"/></text:span></text:p>
      <text:h text:style-name="Heading_20_2" text:outline-level="2"><text:soft-page-break/><text:span text:style-name="Emphasis">Вывод</text:span></text:h>
      <text:p text:style-name="P19"><text:span text:style-name="Emphasis"><text:span text:style-name="T4">В данной работе были созданы новые абстрактные типы данных согласно выданному варианту и реализованы перегрузки некоторых операций для удобной работы с объектами созданных классов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tru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margin-top="0.101cm" fo:margin-bottom="0.101cm" style:contextual-spacing="true"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left="0cm" fo:margin-top="0.4cm" fo:margin-bottom="0.199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23:44:31.135021308</meta:creation-date>
    <meta:editing-duration>PT12H18M31S</meta:editing-duration>
    <meta:editing-cycles>93</meta:editing-cycles>
    <meta:generator>LibreOffice/7.6.2.1$Windows_X86_64 LibreOffice_project/56f7684011345957bbf33a7ee678afaf4d2ba333</meta:generator>
    <dc:title>Реферат ГОСТ</dc:title>
    <dc:date>2024-02-05T19:50:45.518000000</dc:date>
    <meta:document-statistic meta:table-count="1" meta:image-count="0" meta:object-count="0" meta:page-count="9" meta:paragraph-count="211" meta:word-count="1093" meta:character-count="7419" meta:non-whitespace-character-count="5785"/>
    <meta:template xlink:type="simple" xlink:actuate="onRequest" xlink:title="Реферат ГОСТ" xlink:href="../../../Оформление%20работ/Шаблон%20лабораторной%20работы.ott" meta:date="2023-12-23T00:04:30.616841871"/>
  </office:meta>
</office:document-meta>
</file>